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133343935" calcext:value-type="float">
            <text:p>1,133343935</text:p>
          </table:table-cell>
          <table:table-cell office:value-type="float" office:value="0.5528501868" calcext:value-type="float">
            <text:p>0,5528501868</text:p>
          </table:table-cell>
          <table:table-cell office:value-type="float" office:value="0.0002752506698" calcext:value-type="float">
            <text:p>0,0002752507</text:p>
          </table:table-cell>
          <table:table-cell office:value-type="float" office:value="0.00002859747292" calcext:value-type="float">
            <text:p>2,859747292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385" calcext:value-type="float">
            <text:p>142385</text:p>
          </table:table-cell>
          <table:table-cell office:value-type="float" office:value="1.349897027" calcext:value-type="float">
            <text:p>1,349897027</text:p>
          </table:table-cell>
          <table:table-cell office:value-type="float" office:value="0.5260765553" calcext:value-type="float">
            <text:p>0,5260765553</text:p>
          </table:table-cell>
          <table:table-cell office:value-type="float" office:value="0.0001857156167" calcext:value-type="float">
            <text:p>0,0001857156</text:p>
          </table:table-cell>
          <table:table-cell office:value-type="float" office:value="0.00001071436236" calcext:value-type="float">
            <text:p>1,071436236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485" calcext:value-type="float">
            <text:p>142485</text:p>
          </table:table-cell>
          <table:table-cell office:value-type="float" office:value="1.028416157" calcext:value-type="float">
            <text:p>1,028416157</text:p>
          </table:table-cell>
          <table:table-cell office:value-type="float" office:value="0.5984107256" calcext:value-type="float">
            <text:p>0,5984107256</text:p>
          </table:table-cell>
          <table:table-cell table:style-name="ce1" office:value-type="float" office:value="0.00006781015691" calcext:value-type="float">
            <text:p>6,78E-005</text:p>
          </table:table-cell>
          <table:table-cell office:value-type="float" office:value="0.00000356895589" calcext:value-type="float">
            <text:p>0,000003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20" calcext:value-type="float">
            <text:p>142520</text:p>
          </table:table-cell>
          <table:table-cell office:value-type="float" office:value="1.07783401" calcext:value-type="float">
            <text:p>1,07783401</text:p>
          </table:table-cell>
          <table:table-cell office:value-type="float" office:value="0.5984783769" calcext:value-type="float">
            <text:p>0,5984783769</text:p>
          </table:table-cell>
          <table:table-cell office:value-type="float" office:value="0.000289019401" calcext:value-type="float">
            <text:p>0,0002890194</text:p>
          </table:table-cell>
          <table:table-cell office:value-type="float" office:value="0.000003568140755" calcext:value-type="float">
            <text:p>3,568140755E-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686" calcext:value-type="float">
            <text:p>142686</text:p>
          </table:table-cell>
          <table:table-cell office:value-type="float" office:value="1.008853555" calcext:value-type="float">
            <text:p>1,008853555</text:p>
          </table:table-cell>
          <table:table-cell office:value-type="float" office:value="0.5996142626" calcext:value-type="float">
            <text:p>0,5996142626</text:p>
          </table:table-cell>
          <table:table-cell table:style-name="ce1" office:value-type="float" office:value="0.00008197218267" calcext:value-type="float">
            <text:p>8,20E-005</text:p>
          </table:table-cell>
          <table:table-cell office:value-type="float" office:value="0.000003564007784" calcext:value-type="float">
            <text:p>0,0000035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724" calcext:value-type="float">
            <text:p>142724</text:p>
          </table:table-cell>
          <table:table-cell office:value-type="float" office:value="1.019843102" calcext:value-type="float">
            <text:p>1,019843102</text:p>
          </table:table-cell>
          <table:table-cell office:value-type="float" office:value="0.5966485739" calcext:value-type="float">
            <text:p>0,5966485739</text:p>
          </table:table-cell>
          <table:table-cell office:value-type="float" office:value="0.0002209117956" calcext:value-type="float">
            <text:p>0,0002209118</text:p>
          </table:table-cell>
          <table:table-cell office:value-type="float" office:value="0.000003563093514" calcext:value-type="float">
            <text:p>3,563093514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22" calcext:value-type="float">
            <text:p>142822</text:p>
          </table:table-cell>
          <table:table-cell office:value-type="float" office:value="1.095648766" calcext:value-type="float">
            <text:p>1,095648766</text:p>
          </table:table-cell>
          <table:table-cell office:value-type="float" office:value="0.5979887843" calcext:value-type="float">
            <text:p>0,5979887843</text:p>
          </table:table-cell>
          <table:table-cell office:value-type="float" office:value="0.0002884266141" calcext:value-type="float">
            <text:p>0,0002884266</text:p>
          </table:table-cell>
          <table:table-cell office:value-type="float" office:value="0.000003560822506" calcext:value-type="float">
            <text:p>3,560822506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968" calcext:value-type="float">
            <text:p>142968</text:p>
          </table:table-cell>
          <table:table-cell office:value-type="float" office:value="1.078026414" calcext:value-type="float">
            <text:p>1,078026414</text:p>
          </table:table-cell>
          <table:table-cell office:value-type="float" office:value="0.5982489586" calcext:value-type="float">
            <text:p>0,5982489586</text:p>
          </table:table-cell>
          <table:table-cell table:style-name="ce1" office:value-type="float" office:value="0.00008893094491" calcext:value-type="float">
            <text:p>8,89E-005</text:p>
          </table:table-cell>
          <table:table-cell office:value-type="float" office:value="0.000003557237733" calcext:value-type="float">
            <text:p>3,557237733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015" calcext:value-type="float">
            <text:p>143015</text:p>
          </table:table-cell>
          <table:table-cell office:value-type="float" office:value="1.354607821" calcext:value-type="float">
            <text:p>1,354607821</text:p>
          </table:table-cell>
          <table:table-cell office:value-type="float" office:value="0.5954799652" calcext:value-type="float">
            <text:p>0,5954799652</text:p>
          </table:table-cell>
          <table:table-cell office:value-type="float" office:value="0.0003271588066" calcext:value-type="float">
            <text:p>0,0003271588</text:p>
          </table:table-cell>
          <table:table-cell office:value-type="float" office:value="0.000007112148069" calcext:value-type="float">
            <text:p>7,112148069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205" calcext:value-type="float">
            <text:p>143205</text:p>
          </table:table-cell>
          <table:table-cell office:value-type="float" office:value="1.132133365" calcext:value-type="float">
            <text:p>1,132133365</text:p>
          </table:table-cell>
          <table:table-cell office:value-type="float" office:value="0.5997639298" calcext:value-type="float">
            <text:p>0,5997639298</text:p>
          </table:table-cell>
          <table:table-cell office:value-type="float" office:value="0.0001811253169" calcext:value-type="float">
            <text:p>0,0001811253</text:p>
          </table:table-cell>
          <table:table-cell office:value-type="float" office:value="0.000003551476993" calcext:value-type="float">
            <text:p>3,551476993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278604152" calcext:value-type="float">
            <text:p>1,1278604152</text:p>
          </table:table-cell>
          <table:table-cell table:formula="of:=AVERAGE([.D2:.D11])" office:value-type="float" office:value="0.5863560319" calcext:value-type="float">
            <text:p>0,5863560319</text:p>
          </table:table-cell>
          <table:table-cell table:formula="of:=AVERAGE([.E2:.E11])" office:value-type="float" office:value="0.000200632150519" calcext:value-type="float">
            <text:p>0,0002006322</text:p>
          </table:table-cell>
          <table:table-cell table:formula="of:=AVERAGE([.F2:.F11])" office:value-type="float" office:value="0.0000071357718524" calcext:value-type="float">
            <text:p>7,1357718524E-006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09:16:43.497951581</dc:date>
    <meta:document-statistic meta:table-count="1" meta:cell-count="70" meta:object-count="0"/>
    <meta:generator>LibreOffice/4.1.4.2$Linux_X86_64 LibreOffice_project/410m0$Build-2</meta:generator>
  </office:meta>
</office:document-meta>
</file>